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4T00:00:00" table:style-name="ce5">
            <text:p>04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1" table:formula="of:=[.A6]*([.D6]+50*[.C6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5" table:formula="of:=[.A7]*([.D7]+50*[.C7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8" table:formula="of:=[.A8]*([.D8]+50*[.C8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" table:formula="of:=[.A9]*([.D9]+50*[.C9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7" table:formula="of:=[.A10]*([.D10]+50*[.C10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4" table:formula="of:=[.A11]*([.D11]+50*[.C11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5" table:style-name="ce9">
            <text:p>45</text:p>
          </table:table-cell>
          <table:table-cell office:value-type="currency" office:value="900" table:formula="of:=[.A14]*[.D14]" table:style-name="ce10">
            <text:p>CHF 9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400" table:formula="of:=[.A15]*[.D15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0" table:formula="of:=[.A16]*[.D16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711.4" table:formula="of:=SUM([.E6:.E18])" table:number-columns-spanned="2" table:number-rows-spanned="1" table:style-name="ce12">
            <text:p>CHF 1 711,4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4:24:19Z</dc:date>
    <meta:editing-cycles>18</meta:editing-cycles>
    <meta:editing-duration>PT18987S</meta:editing-duration>
  </office:meta>
</office:document-meta>
</file>